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373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4693in"/>
    </style:style>
    <style:style style:name="co8" style:family="table-column">
      <style:table-column-properties fo:break-before="auto" style:column-width="1.8508in"/>
    </style:style>
    <style:style style:name="co9" style:family="table-column">
      <style:table-column-properties fo:break-before="auto" style:column-width="2.5362in"/>
    </style:style>
    <style:style style:name="co10" style:family="table-column">
      <style:table-column-properties fo:break-before="auto" style:column-width="1.7728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2.1929in"/>
    </style:style>
    <style:style style:name="co13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18" style:family="table-cell" style:parent-style-name="Default" style:data-style-name="N117"/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fo:border-bottom="none" fo:border-left="none" fo:border-right="0.0008in solid #000000" fo:border-top="0.0008in solid #000000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</style:style>
    <style:style style:name="ce24" style:family="table-cell" style:parent-style-name="Default"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2">
            <text:p>Experiment setup</text:p>
          </table:table-cell>
          <table:table-cell table:style-name="ce11" office:value-type="string" table:number-columns-spanned="8" table:number-rows-spanned="1">
            <text:p>wall time in s, average of two runs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2"/>
          <table:table-cell table:number-columns-repeated="1013"/>
        </table:table-row>
        <table:table-row table:style-name="ro2">
          <table:table-cell table:number-columns-repeated="2"/>
          <table:covered-table-cell table:style-name="ce2"/>
          <table:table-cell table:style-name="ce12" office:value-type="string" table:number-columns-spanned="8" table:number-rows-spanned="1">
            <text:p>AMD Phenom II X4 955, 4 x 800 Mhz, 16 GB RAM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table:number-columns-spanned="9" table:number-rows-spanned="2">
            <text:p>Threader</text:p>
          </table:table-cell>
          <table:covered-table-cell table:style-name="ce3"/>
          <table:covered-table-cell table:style-name="ce3"/>
          <table:covered-table-cell table:number-columns-repeated="6"/>
          <table:table-cell table:number-columns-repeated="1013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0" office:value-type="string">
            <text:p>ART time</text:p>
          </table:table-cell>
          <table:table-cell table:style-name="ce10" office:value-type="string">
            <text:p>refinement time</text:p>
          </table:table-cell>
          <table:table-cell table:style-name="ce19" office:value-type="string">
            <text:p>refinements</text:p>
          </table:table-cell>
          <table:table-cell table:style-name="ce10" office:value-type="string">
            <text:p>max pred. per thread</text:p>
          </table:table-cell>
          <table:table-cell table:style-name="ce24" office:value-type="string">
            <text:p><text:span text:style-name="T1">max pred. per env.</text:span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1.18">
            <text:p>1.18</text:p>
          </table:table-cell>
          <table:table-cell table:style-name="ce18" table:formula="of:=0.15/[.F11]" office:value-type="percentage" office:value="0.127118644067797">
            <text:p>12.7%</text:p>
          </table:table-cell>
          <table:table-cell table:style-name="ce18" table:formula="of:=0.59/[.F11]" office:value-type="percentage" office:value="0.5">
            <text:p>50.0%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9">
            <text:p>1.79</text:p>
          </table:table-cell>
          <table:table-cell table:style-name="ce18" table:formula="of:=0.41/[.F12]" office:value-type="percentage" office:value="0.229050279329609">
            <text:p>22.9%</text:p>
          </table:table-cell>
          <table:table-cell table:style-name="ce18" table:formula="of:=0.91/[.F12]" office:value-type="percentage" office:value="0.508379888268156">
            <text:p>50.8%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2.34">
            <text:p>2.34</text:p>
          </table:table-cell>
          <table:table-cell table:style-name="ce18" table:formula="of:=0.89/[.F13]" office:value-type="percentage" office:value="0.38034188034188">
            <text:p>38.0%</text:p>
          </table:table-cell>
          <table:table-cell table:style-name="ce18" table:formula="of:=0.84/[.F13]" office:value-type="percentage" office:value="0.358974358974359">
            <text:p>35.9%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1.98">
            <text:p>1.98</text:p>
          </table:table-cell>
          <table:table-cell table:style-name="ce18" table:formula="of:=0.71/[.F14]" office:value-type="percentage" office:value="0.358585858585859">
            <text:p>35.9%</text:p>
          </table:table-cell>
          <table:table-cell table:style-name="ce18" table:formula="of:=0.91/[.F14]" office:value-type="percentage" office:value="0.45959595959596">
            <text:p>46.0%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66">
            <text:p>0.66</text:p>
          </table:table-cell>
          <table:table-cell table:style-name="ce18" table:formula="of:=0.1/[.F15]" office:value-type="percentage" office:value="0.151515151515152">
            <text:p>15.2%</text:p>
          </table:table-cell>
          <table:table-cell table:style-name="ce18" table:formula="of:=0.365/[.F15]" office:value-type="percentage" office:value="0.553030303030303">
            <text:p>55.3%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4.07">
            <text:p>4.07</text:p>
          </table:table-cell>
          <table:table-cell table:style-name="ce18" table:formula="of:=2.42/[.F16]" office:value-type="percentage" office:value="0.594594594594595">
            <text:p>59.5%</text:p>
          </table:table-cell>
          <table:table-cell table:style-name="ce18" table:formula="of:=1.5/[.F16]" office:value-type="percentage" office:value="0.368550368550369">
            <text:p>36.9%</text:p>
          </table:table-cell>
          <table:table-cell table:style-name="ce14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env. transitions applied separately 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0" office:value-type="string">
            <text:p>ART time (% of total)</text:p>
          </table:table-cell>
          <table:table-cell table:style-name="ce10" office:value-type="string">
            <text:p>refinement time (% of total)</text:p>
          </table:table-cell>
          <table:table-cell office:value-type="string">
            <text:p>env. prec. adjustment time (% of total)</text:p>
          </table:table-cell>
          <table:table-cell table:style-name="ce21" office:value-type="string">
            <text:p><text:span text:style-name="T1">env. successors (% of all)</text:span></text:p>
          </table:table-cell>
          <table:table-cell table:style-name="ce19" office:value-type="string">
            <text:p>refinements</text:p>
          </table:table-cell>
          <table:table-cell table:style-name="ce10" office:value-type="string">
            <text:p>max pred. per thread per location</text:p>
          </table:table-cell>
          <table:table-cell table:style-name="ce24" office:value-type="string">
            <text:p><text:span text:style-name="T1">max env. trans. per thread</text:span>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2">
            <text:p>0.22</text:p>
          </table:table-cell>
          <table:table-cell table:style-name="ce18" table:formula="of:=0.183/[.F23]" office:value-type="percentage" office:value="0.831818181818182">
            <text:p>83.2%</text:p>
          </table:table-cell>
          <table:table-cell table:style-name="ce18" table:formula="of:=0.035/[.F23]" office:value-type="percentage" office:value="0.159090909090909">
            <text:p>15.9%</text:p>
          </table:table-cell>
          <table:table-cell table:style-name="ce20" table:formula="of:=0.011/[.F23]" office:value-type="percentage" office:value="0.05">
            <text:p>5.0%</text:p>
          </table:table-cell>
          <table:table-cell table:style-name="ce20" table:formula="of:=89/305" office:value-type="percentage" office:value="0.291803278688525">
            <text:p>29.2%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2.975">
            <text:p>2.975</text:p>
          </table:table-cell>
          <table:table-cell table:style-name="ce18" table:formula="of:=2.63/[.F24]" office:value-type="percentage" office:value="0.884033613445378">
            <text:p>88.4%</text:p>
          </table:table-cell>
          <table:table-cell table:style-name="ce18" table:formula="of:=0.3255/[.F24]" office:value-type="percentage" office:value="0.109411764705882">
            <text:p>10.9%</text:p>
          </table:table-cell>
          <table:table-cell table:style-name="ce20" table:formula="of:=0.8065/[.F24]" office:value-type="percentage" office:value="0.27109243697479">
            <text:p>27.1%</text:p>
          </table:table-cell>
          <table:table-cell table:style-name="ce20" table:formula="of:=8363/14376" office:value-type="percentage" office:value="0.581733444629939">
            <text:p>58.2%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105">
            <text:p>0.2105</text:p>
          </table:table-cell>
          <table:table-cell table:style-name="ce18" table:formula="of:=0.1825/[.F25]" office:value-type="percentage" office:value="0.866983372921615">
            <text:p>86.7%</text:p>
          </table:table-cell>
          <table:table-cell table:style-name="ce18" table:formula="of:=0.026/[.F25]" office:value-type="percentage" office:value="0.123515439429929">
            <text:p>12.4%</text:p>
          </table:table-cell>
          <table:table-cell table:style-name="ce20" table:formula="of:=0.0015/[.F25]" office:value-type="percentage" office:value="0.00712589073634204">
            <text:p>0.7%</text:p>
          </table:table-cell>
          <table:table-cell table:style-name="ce20" table:formula="of:=28/368" office:value-type="percentage" office:value="0.0760869565217391">
            <text:p>7.6%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609">
            <text:p>0.609</text:p>
          </table:table-cell>
          <table:table-cell table:style-name="ce18" table:formula="of:=0.5135/[.F26]" office:value-type="percentage" office:value="0.843185550082102">
            <text:p>84.3%</text:p>
          </table:table-cell>
          <table:table-cell table:style-name="ce18" table:formula="of:=0.0935/[.F26]" office:value-type="percentage" office:value="0.153530377668309">
            <text:p>15.4%</text:p>
          </table:table-cell>
          <table:table-cell table:style-name="ce20" table:formula="of:=0.0335/[.F26]" office:value-type="percentage" office:value="0.055008210180624">
            <text:p>5.5%</text:p>
          </table:table-cell>
          <table:table-cell table:style-name="ce20" table:formula="of:=155/1823" office:value-type="percentage" office:value="0.0850246845858475">
            <text:p>8.5%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2">
            <text:p>0.122</text:p>
          </table:table-cell>
          <table:table-cell table:style-name="ce18" table:formula="of:=0.122/[.F27]" office:value-type="percentage" office:value="1">
            <text:p>100.0%</text:p>
          </table:table-cell>
          <table:table-cell table:style-name="ce18" office:value-type="percentage" office:value="0">
            <text:p>0.0%</text:p>
          </table:table-cell>
          <table:table-cell table:style-name="ce20" table:formula="of:=0.009/[.F27]" office:value-type="percentage" office:value="0.0737704918032787">
            <text:p>7.4%</text:p>
          </table:table-cell>
          <table:table-cell table:style-name="ce20" table:formula="of:=66/154" office:value-type="percentage" office:value="0.428571428571429">
            <text:p>42.9%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86.71">
            <text:p>86.71</text:p>
          </table:table-cell>
          <table:table-cell table:style-name="ce18" table:formula="of:=85.38/[.F28]" office:value-type="percentage" office:value="0.984661515396148">
            <text:p>98.5%</text:p>
          </table:table-cell>
          <table:table-cell table:style-name="ce18" table:formula="of:=1.307/[.F28]" office:value-type="percentage" office:value="0.015073232614462">
            <text:p>1.5%</text:p>
          </table:table-cell>
          <table:table-cell table:style-name="ce20" table:formula="of:=63.35/[.F28]" office:value-type="percentage" office:value="0.730596240341368">
            <text:p>73.1%</text:p>
          </table:table-cell>
          <table:table-cell table:style-name="ce20" table:formula="of:= 115755/ 138569" office:value-type="percentage" office:value="0.835360001154659">
            <text:p>83.5%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13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env. transitions applied separately, 'false' in global predicates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0" office:value-type="string">
            <text:p>ART time (% of total)</text:p>
          </table:table-cell>
          <table:table-cell table:style-name="ce10" office:value-type="string">
            <text:p>refinement time (% of total)</text:p>
          </table:table-cell>
          <table:table-cell office:value-type="string">
            <text:p>env. prec. adjustment time (% of total)</text:p>
          </table:table-cell>
          <table:table-cell table:style-name="ce21" office:value-type="string">
            <text:p><text:span text:style-name="T1">env. successors (% of all)</text:span></text:p>
          </table:table-cell>
          <table:table-cell table:style-name="ce19" office:value-type="string">
            <text:p>refinements</text:p>
          </table:table-cell>
          <table:table-cell table:style-name="ce10" office:value-type="string">
            <text:p>max pred. per thread per location</text:p>
          </table:table-cell>
          <table:table-cell table:style-name="ce24" office:value-type="string">
            <text:p><text:span text:style-name="T1">max env. trans. per thread</text:span>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/>
          <table:table-cell table:style-name="ce18" table:number-columns-repeated="4"/>
          <table:table-cell/>
          <table:table-cell table:style-name="ce13"/>
          <table:table-cell table:number-columns-repeated="1012"/>
        </table:table-row>
        <table:table-row table:style-name="ro2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15">
            <text:p>1.715</text:p>
          </table:table-cell>
          <table:table-cell table:style-name="ce18" table:formula="of:=1.568/[.F36]" office:value-type="percentage" office:value="0.914285714285714">
            <text:p>91.4%</text:p>
          </table:table-cell>
          <table:table-cell table:style-name="ce18" table:formula="of:=0.282/[.F36]" office:value-type="percentage" office:value="0.164431486880467">
            <text:p>16.4%</text:p>
          </table:table-cell>
          <table:table-cell table:style-name="ce18" table:formula="of:=0.658/[.F36]" office:value-type="percentage" office:value="0.383673469387755">
            <text:p>38.4%</text:p>
          </table:table-cell>
          <table:table-cell table:style-name="ce18" table:formula="of:=2412/4466" office:value-type="percentage" office:value="0.540080609046126">
            <text:p>54.0%</text:p>
          </table:table-cell>
          <table:table-cell office:value-type="float" office:value="12">
            <text:p>12</text:p>
          </table:table-cell>
          <table:table-cell table:style-name="ce13" office:value-type="string">
            <text:p>8+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/>
          <table:table-cell table:style-name="ce18" table:number-columns-repeated="4"/>
          <table:table-cell/>
          <table:table-cell table:style-name="ce13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/>
          <table:table-cell table:style-name="ce18" table:number-columns-repeated="4"/>
          <table:table-cell/>
          <table:table-cell table:style-name="ce13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/>
          <table:table-cell table:style-name="ce18" table:number-columns-repeated="4"/>
          <table:table-cell/>
          <table:table-cell table:style-name="ce13"/>
          <table:table-cell table:number-columns-repeated="1012"/>
        </table:table-row>
        <table:table-row table:style-name="ro2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57.7095">
            <text:p>57.7095</text:p>
          </table:table-cell>
          <table:table-cell table:style-name="ce18" table:formula="of:=56.6175/[.F40]" office:value-type="percentage" office:value="0.981077638863619">
            <text:p>98.1%</text:p>
          </table:table-cell>
          <table:table-cell table:style-name="ce18" table:formula="of:=2.139/[.F40]" office:value-type="percentage" office:value="0.0370649546435162">
            <text:p>3.7%</text:p>
          </table:table-cell>
          <table:table-cell table:style-name="ce18" table:formula="of:=42.5935/[.F40]" office:value-type="percentage" office:value="0.738067389251336">
            <text:p>73.8%</text:p>
          </table:table-cell>
          <table:table-cell table:style-name="ce18" table:formula="of:=85105/106408" office:value-type="percentage" office:value="0.799798887301707">
            <text:p>80.0%</text:p>
          </table:table-cell>
          <table:table-cell office:value-type="float" office:value="46">
            <text:p>46</text:p>
          </table:table-cell>
          <table:table-cell table:style-name="ce13" office:value-type="string">
            <text:p>8+1</text:p>
          </table:table-cell>
          <table:table-cell office:value-type="float" office:value="24">
            <text:p>24</text:p>
          </table:table-cell>
          <table:table-cell table:number-columns-repeated="1011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6">
          <table:table-cell table:number-columns-repeated="10"/>
          <table:table-cell table:style-name="ce13"/>
          <table:table-cell table:number-columns-repeated="101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08/26/2011</text:date>, <text:time>14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ca przemyslaw</meta:initial-creator>
    <meta:creation-date>2011-08-11T13:34:40</meta:creation-date>
    <dc:date>2011-08-26T14:43:13</dc:date>
    <dc:creator>daca przemyslaw</dc:creator>
    <meta:editing-duration>PT10H31M42S</meta:editing-duration>
    <meta:editing-cycles>11</meta:editing-cycles>
    <meta:generator>OpenOffice.org/3.2$Unix OpenOffice.org_project/320m12$Build-9483</meta:generator>
    <meta:document-statistic meta:table-count="3" meta:cell-count="191" meta:object-count="0"/>
  </office:meta>
</office:document-meta>
</file>